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2.781cm" fo:min-width="16.367cm" fo:padding-bottom="1.524cm"/>
      <style:paragraph-properties style:writing-mode="lr-tb"/>
    </style:style>
    <style:style style:name="gr2" style:family="graphic" style:parent-style-name="standard">
      <style:graphic-properties draw:stroke="none" svg:stroke-color="#2a6099" draw:fill="solid" draw:fill-color="#ffffff" draw:opacity="0%" draw:textarea-horizontal-align="justify" draw:textarea-vertical-align="middle" draw:auto-grow-height="false" fo:min-height="1.02cm" fo:min-width="2.04cm"/>
      <style:paragraph-properties style:writing-mode="lr-tb"/>
    </style:style>
    <style:style style:name="gr3" style:family="graphic" style:parent-style-name="objectwithoutfill">
      <style:graphic-properties svg:stroke-width="0.102cm" svg:stroke-color="#ff0000" draw:marker-start-width="0.356cm" draw:marker-end-width="0.356cm" draw:fill="solid" draw:fill-color="#00a933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2a6099" draw:marker-start-width="0.356cm" draw:marker-end-width="0.356cm" draw:fill="solid" draw:fill-color="#00a933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-color="#ffffff" draw:opacity="0%" draw:textarea-horizontal-align="justify" draw:textarea-vertical-align="middle" draw:auto-grow-height="false" fo:min-height="1.782cm" fo:min-width="1.278cm"/>
      <style:paragraph-properties style:writing-mode="lr-tb"/>
    </style:style>
    <style:style style:name="gr6" style:family="graphic" style:parent-style-name="standard">
      <style:graphic-properties draw:stroke="none" svg:stroke-color="#000000" draw:fill-color="#ffffff" draw:opacity="0%" draw:textarea-horizontal-align="justify" draw:textarea-vertical-align="middle" draw:auto-grow-height="false" fo:min-height="1.02cm" fo:min-width="2.04cm"/>
      <style:paragraph-properties style:writing-mode="lr-tb"/>
    </style:style>
    <style:style style:name="gr7" style:family="graphic" style:parent-style-name="standard">
      <style:graphic-properties svg:stroke-color="#000000" draw:fill-color="#2a6099" draw:textarea-horizontal-align="justify" draw:textarea-vertical-align="middle" draw:auto-grow-height="false" fo:min-height="0.512cm" fo:min-width="1.644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891cm" fo:min-width="4.58cm" fo:padding-bottom="1.524cm"/>
      <style:paragraph-properties style:writing-mode="lr-tb"/>
    </style:style>
    <style:style style:name="gr9" style:family="graphic" style:parent-style-name="standard">
      <style:graphic-properties svg:stroke-color="#000000" draw:fill-color="#2a6099" draw:textarea-horizontal-align="justify" draw:textarea-vertical-align="middle" draw:auto-grow-height="false" fo:min-height="0.512cm" fo:min-width="0.77cm"/>
      <style:paragraph-properties style:writing-mode="lr-tb"/>
    </style:style>
    <style:style style:name="gr10" style:family="graphic" style:parent-style-name="objectwithoutfill">
      <style:graphic-properties svg:stroke-width="0.102cm" svg:stroke-color="#000000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11" style:family="graphic" style:parent-style-name="objectwithoutfill">
      <style:graphic-properties svg:stroke-width="0.102cm" svg:stroke-color="#ff0000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102cm" svg:stroke-color="#3465a4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stroke="none" draw:marker-start="" draw:fill="none" draw:opacity="0%" draw:textarea-horizontal-align="justify" draw:textarea-vertical-align="middle" draw:auto-grow-height="false" fo:min-height="0.004cm" fo:min-width="1.278cm"/>
      <style:paragraph-properties style:writing-mode="lr-tb"/>
    </style:style>
    <style:style style:name="gr14" style:family="graphic" style:parent-style-name="standard">
      <style:graphic-properties draw:stroke="none" draw:marker-start="" draw:fill="none" draw:opacity="0%" draw:textarea-horizontal-align="justify" draw:textarea-vertical-align="middle" draw:auto-grow-height="false" fo:min-height="0.004cm" fo:min-width="1.457cm"/>
      <style:paragraph-properties style:writing-mode="lr-tb"/>
    </style:style>
    <style:style style:name="gr15" style:family="graphic" style:parent-style-name="standard">
      <style:graphic-properties draw:stroke="none" draw:marker-start="" draw:fill="none" draw:opacity="0%" draw:textarea-horizontal-align="justify" draw:textarea-vertical-align="middle" draw:auto-grow-height="false" fo:min-height="0.004cm" fo:min-width="0.77cm"/>
      <style:paragraph-properties style:writing-mode="lr-tb"/>
    </style:style>
    <style:style style:name="gr16" style:family="graphic" style:parent-style-name="standard">
      <style:graphic-properties draw:stroke="none" draw:marker-start="" draw:fill="none" draw:opacity="0%" draw:textarea-horizontal-align="justify" draw:textarea-vertical-align="middle" draw:auto-grow-height="false" fo:min-height="0.004cm" fo:min-width="1.151cm"/>
      <style:paragraph-properties style:writing-mode="lr-tb"/>
    </style:style>
    <style:style style:name="gr17" style:family="graphic" style:parent-style-name="standard">
      <style:graphic-properties draw:stroke="none" draw:marker-start="" draw:fill="none" draw:opacity="0%" draw:textarea-horizontal-align="justify" draw:textarea-vertical-align="middle" draw:auto-grow-height="false" fo:min-height="0.004cm" fo:min-width="1.405cm"/>
      <style:paragraph-properties style:writing-mode="lr-tb"/>
    </style:style>
    <style:style style:name="gr18" style:family="graphic" style:parent-style-name="objectwithoutfill">
      <style:graphic-properties draw:stroke="dash" draw:stroke-dash="Dashed_20__28_var_29_" svg:stroke-width="0.102cm" svg:stroke-color="#2a6099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19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131cm" fo:min-width="0.26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color="#000000"/>
    </style:style>
    <style:style style:name="P4" style:family="paragraph">
      <loext:graphic-properties draw:fill="solid" draw:fill-color="#ffffff" draw:opacity="0%"/>
      <style:paragraph-properties fo:text-align="center" style:writing-mode="lr-tb"/>
      <style:text-properties fo:color="#000000"/>
    </style:style>
    <style:style style:name="P5" style:family="paragraph">
      <loext:graphic-properties draw:fill="solid" draw:fill-color="#00a933"/>
      <style:paragraph-properties fo:text-align="center"/>
    </style:style>
    <style:style style:name="P6" style:family="paragraph">
      <style:paragraph-properties fo:text-align="center" style:writing-mode="lr-tb"/>
      <style:text-properties fo:color="#2a6099"/>
    </style:style>
    <style:style style:name="P7" style:family="paragraph">
      <loext:graphic-properties draw:fill-color="#ffffff" draw:opacity="0%"/>
      <style:paragraph-properties fo:text-align="center" style:writing-mode="lr-tb"/>
      <style:text-properties fo:color="#2a6099"/>
    </style:style>
    <style:style style:name="P8" style:family="paragraph">
      <style:paragraph-properties fo:text-align="center" style:writing-mode="lr-tb"/>
      <style:text-properties fo:color="#ff0000"/>
    </style:style>
    <style:style style:name="P9" style:family="paragraph">
      <loext:graphic-properties draw:fill-color="#ffffff" draw:opacity="0%"/>
      <style:paragraph-properties fo:text-align="center" style:writing-mode="lr-tb"/>
      <style:text-properties fo:color="#ff0000"/>
    </style:style>
    <style:style style:name="P10" style:family="paragraph">
      <style:paragraph-properties fo:text-align="center" style:writing-mode="lr-tb"/>
      <style:text-properties fo:color="#ffffff"/>
    </style:style>
    <style:style style:name="P11" style:family="paragraph">
      <loext:graphic-properties draw:fill-color="#2a6099"/>
      <style:paragraph-properties fo:text-align="center" style:writing-mode="lr-tb"/>
      <style:text-properties fo:color="#ffffff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style:paragraph-properties fo:text-align="center" style:writing-mode="lr-tb"/>
      <style:text-properties fo:font-size="8pt" fo:background-color="transparent" style:font-size-asian="8pt" style:font-size-complex="8pt"/>
    </style:style>
    <style:style style:name="P14" style:family="paragraph">
      <loext:graphic-properties draw:fill="none" draw:opacity="0%"/>
      <style:paragraph-properties fo:text-align="center" style:writing-mode="lr-tb"/>
      <style:text-properties fo:font-size="8pt" fo:background-color="transparent" style:font-size-asian="8pt" style:font-size-complex="8pt"/>
    </style:style>
    <style:style style:name="T1" style:family="text">
      <style:text-properties fo:color="#000000"/>
    </style:style>
    <style:style style:name="T2" style:family="text">
      <style:text-properties fo:color="#2a6099"/>
    </style:style>
    <style:style style:name="T3" style:family="text">
      <style:text-properties fo:color="#ff0000"/>
    </style:style>
    <style:style style:name="T4" style:family="text">
      <style:text-properties fo:color="#ffffff"/>
    </style:style>
    <style:style style:name="T5" style:family="text">
      <style:text-properties fo:font-size="8pt" fo:background-color="transparen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6.867cm" svg:height="4.43cm" draw:transform="rotate (1.5707963267949) translate (4.85cm 20.537cm)">
            <text:p text:style-name="P1">VM Host</text:p>
            <text:p text:style-name="P1">Bare metal operator machin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2.54cm" svg:height="1.27cm" svg:x="11.581cm" svg:y="0.952cm">
            <text:p text:style-name="P3"><text:span text:style-name="T1">Provider</text:span></text:p>
            <text:p text:style-name="P3"><text:span text:style-name="T1">net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5" draw:layer="layout" svg:x1="14.36cm" svg:y1="5.575cm" svg:x2="14.375cm" svg:y2="16.981cm">
            <text:p/>
          </draw:line>
          <draw:line draw:style-name="gr4" draw:text-style-name="P5" draw:layer="layout" svg:x1="11.835cm" svg:y1="6.821cm" svg:x2="11.835cm" svg:y2="18.251cm">
            <text:p/>
          </draw:line>
          <draw:custom-shape draw:style-name="gr5" draw:text-style-name="P7" draw:layer="layout" svg:width="1.778cm" svg:height="2.032cm" svg:x="11.962cm" svg:y="6.821cm">
            <text:p text:style-name="P6"><text:span text:style-name="T2">Net A</text:span></text:p>
            <text:p text:style-name="P6"><text:span text:style-name="T2">Baremetal</text:span></text:p>
            <text:p text:style-name="P6"><text:span text:style-name="T1">+</text:span></text:p>
            <text:p text:style-name="P6"><text:span text:style-name="T1">Net C</text:span></text:p>
            <text:p text:style-name="P6"><text:span text:style-name="T1">IPM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9" draw:layer="layout" svg:width="2.54cm" svg:height="1.27cm" svg:x="14.201cm" svg:y="5.305cm">
            <text:p text:style-name="P8"><text:span text:style-name="T3">Net B</text:span></text:p>
            <text:p text:style-name="P8"><text:span text:style-name="T3">Provisio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1" draw:layer="layout" svg:width="2.144cm" svg:height="0.762cm" draw:transform="skewX (-0.00139626340159546) rotate (-0.000872664625997355) translate (7.136cm 3.923cm)">
            <text:p text:style-name="P10"><text:span text:style-name="T4">eth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1" draw:layer="layout" svg:width="2.144cm" svg:height="0.762cm" svg:x="7.136cm" svg:y="5.194cm">
            <text:p text:style-name="P10"><text:span text:style-name="T4">provisio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1" draw:layer="layout" svg:width="2.144cm" svg:height="0.762cm" svg:x="7.136cm" svg:y="6.464cm">
            <text:p text:style-name="P10"><text:span text:style-name="T4">baremet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5.08cm" svg:height="2.54cm" draw:transform="rotate (1.5707963267949) translate (6.501cm 14.441cm)">
            <text:p text:style-name="P1">VM guest</text:p>
            <text:p text:style-name="P1">master-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1.27cm" svg:height="0.762cm" svg:x="7.644cm" svg:y="10.885cm">
            <text:p text:style-name="P10"><text:span text:style-name="T4">ens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1.27cm" svg:height="0.762cm" svg:x="7.644cm" svg:y="12.155cm">
            <text:p text:style-name="P10"><text:span text:style-name="T4">ens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5.08cm" svg:height="2.54cm" draw:transform="rotate (1.5707963267949) translate (6.501cm 20.156cm)">
            <text:p text:style-name="P1">VM guest</text:p>
            <text:p text:style-name="P1">worker-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1.27cm" svg:height="0.762cm" svg:x="7.771cm" svg:y="16.6cm">
            <text:p text:style-name="P10"><text:span text:style-name="T4">ens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1.27cm" svg:height="0.762cm" svg:x="7.771cm" svg:y="17.87cm">
            <text:p text:style-name="P10"><text:span text:style-name="T4">ens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12" draw:layer="layout" svg:x1="9.28cm" svg:y1="4.305cm" svg:x2="11.82cm" svg:y2="4.305cm">
            <text:p/>
          </draw:line>
          <draw:line draw:style-name="gr11" draw:text-style-name="P12" draw:layer="layout" svg:x1="9.28cm" svg:y1="5.575cm" svg:x2="14.36cm" svg:y2="5.575cm">
            <text:p/>
          </draw:line>
          <draw:line draw:style-name="gr12" draw:text-style-name="P12" draw:layer="layout" svg:x1="9.28cm" svg:y1="6.845cm" svg:x2="11.835cm" svg:y2="6.821cm">
            <text:p/>
          </draw:line>
          <draw:line draw:style-name="gr11" draw:text-style-name="P12" draw:layer="layout" svg:x1="8.914cm" svg:y1="11.266cm" svg:x2="14.36cm" svg:y2="11.29cm">
            <text:p/>
          </draw:line>
          <draw:line draw:style-name="gr11" draw:text-style-name="P12" draw:layer="layout" svg:x1="9.041cm" svg:y1="16.981cm" svg:x2="14.36cm" svg:y2="17.005cm">
            <text:p/>
          </draw:line>
          <draw:line draw:style-name="gr12" draw:text-style-name="P12" draw:layer="layout" svg:x1="8.914cm" svg:y1="12.536cm" svg:x2="11.835cm" svg:y2="12.536cm">
            <text:p/>
          </draw:line>
          <draw:line draw:style-name="gr12" draw:text-style-name="P12" draw:layer="layout" svg:x1="9.041cm" svg:y1="18.251cm" svg:x2="11.835cm" svg:y2="18.251cm">
            <text:p/>
          </draw:line>
          <draw:custom-shape draw:style-name="gr13" draw:text-style-name="P14" draw:layer="layout" svg:width="1.778cm" svg:height="0.254cm" svg:x="9.422cm" svg:y="6.44cm">
            <text:p text:style-name="P13"><text:span text:style-name="T5">192.168.111.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4" draw:layer="layout" svg:width="1.957cm" svg:height="0.254cm" svg:x="9.37cm" svg:y="17.87cm">
            <text:p text:style-name="P13"><text:span text:style-name="T5">192.168.111.2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1.27cm" svg:height="0.254cm" svg:x="9.422cm" svg:y="5.17cm">
            <text:p text:style-name="P13"><text:span text:style-name="T5">172.22.0.1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4" draw:layer="layout" svg:width="1.651cm" svg:height="0.254cm" svg:x="9.295cm" svg:y="10.885cm">
            <text:p text:style-name="P13"><text:span text:style-name="T5">172.22.0.10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4" draw:layer="layout" svg:width="1.651cm" svg:height="0.254cm" svg:x="9.295cm" svg:y="16.6cm">
            <text:p text:style-name="P13"><text:span text:style-name="T5">172.22.0.11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1.905cm" svg:height="0.254cm" svg:x="9.422cm" svg:y="12.155cm">
            <text:p text:style-name="P13"><text:span text:style-name="T5">192.1</text:span><text:span text:style-name="T5">68.11</text:span><text:span text:style-name="T5">1.20</text:span></text:p>
            <draw:enhanced-geometry svg:viewBox="0 0 21600 21600" draw:type="rectangle" draw:enhanced-path="M 0 0 L 21600 0 21600 21600 0 21600 0 0 Z N"/>
          </draw:custom-shape>
          <draw:line draw:style-name="gr10" draw:text-style-name="P12" draw:layer="layout" svg:x1="11.835cm" svg:y1="4.281cm" svg:x2="11.835cm" svg:y2="1.233cm">
            <text:p/>
          </draw:line>
          <draw:g>
            <draw:line draw:style-name="gr18" draw:text-style-name="P12" draw:layer="layout" svg:x1="7.136cm" svg:y1="6.821cm" svg:x2="6.628cm" svg:y2="6.821cm">
              <text:p/>
            </draw:line>
            <draw:line draw:style-name="gr18" draw:text-style-name="P12" draw:layer="layout" svg:x1="7.136cm" svg:y1="4.281cm" svg:x2="6.628cm" svg:y2="4.281cm">
              <text:p/>
            </draw:line>
            <draw:line draw:style-name="gr18" draw:text-style-name="P12" draw:layer="layout" svg:x1="6.628cm" svg:y1="4.281cm" svg:x2="6.628cm" svg:y2="6.821cm">
              <text:p/>
            </draw:line>
          </draw:g>
          <draw:custom-shape draw:style-name="gr19" draw:text-style-name="P2" draw:layer="layout" svg:width="0.762cm" svg:height="0.381cm" draw:transform="rotate (1.56451314148772) translate (6.115cm 5.803cm)">
            <text:p text:style-name="P1">NAT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12cm" fo:margin-bottom="0.814cm" fo:margin-left="1cm" fo:margin-right="1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10-16T16:00:51.158018428</meta:creation-date>
    <dc:date>2020-10-19T16:41:10.554911620</dc:date>
    <meta:editing-duration>PT2H23M25S</meta:editing-duration>
    <meta:editing-cycles>42</meta:editing-cycles>
    <meta:generator>LibreOffice/6.3.6.2$Linux_X86_64 LibreOffice_project/30$Build-2</meta:generator>
    <meta:document-statistic meta:object-count="35"/>
  </office:meta>
</office:document-meta>
</file>